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D51480EAAAAC425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75cm" fo:min-width="3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77cm" fo:padding-top="0cm" fo:padding-bottom="0cm" fo:padding-left="0cm" fo:padding-right="0cm"/>
    </style:style>
    <style:style style:name="gr3" style:family="graphic" style:parent-style-name="standard">
      <style:graphic-properties draw:textarea-horizontal-align="justify" draw:textarea-vertical-align="middle" draw:auto-grow-height="false" fo:min-height="0.15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56cm" fo:min-width="1.382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497cm" fo:padding-top="0cm" fo:padding-bottom="0cm" fo:padding-left="0cm" fo:padding-right="0cm"/>
    </style:style>
    <style:style style:name="gr6" style:family="graphic" style:parent-style-name="standard">
      <style:graphic-properties draw:textarea-horizontal-align="justify" draw:textarea-vertical-align="middle" draw:auto-grow-height="false" fo:min-height="0.003cm" fo:min-width="0cm"/>
    </style:style>
    <style:style style:name="gr7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8" style:family="graphic" style:parent-style-name="objectwithoutfill">
      <style:graphic-properties draw:stroke="dash" draw:stroke-dash="Ultrafine_20_Dashed"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31cm" fo:min-width="1.742cm"/>
    </style:style>
    <style:style style:name="gr11" style:family="graphic" style:parent-style-name="standard">
      <style:graphic-properties draw:textarea-horizontal-align="justify" draw:textarea-vertical-align="middle" draw:auto-grow-height="false" fo:min-height="0.751cm" fo:min-width="0.2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9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1.751cm" fo:min-width="0.266cm"/>
    </style:style>
    <style:style style:name="gr17" style:family="graphic" style:parent-style-name="standard">
      <style:graphic-properties draw:textarea-horizontal-align="justify" draw:textarea-vertical-align="middle" draw:auto-grow-height="false" fo:min-height="1.75cm" fo:min-width="0.5cm"/>
    </style:style>
    <style:style style:name="gr18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19" style:family="graphic" style:parent-style-name="standard">
      <style:graphic-properties draw:textarea-horizontal-align="justify" draw:textarea-vertical-align="middle" draw:auto-grow-height="false" fo:min-height="0.751cm" fo:min-width="1.292cm"/>
    </style:style>
    <style:style style:name="gr20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0.501cm" fo:min-width="1.25cm"/>
    </style:style>
    <style:style style:name="gr22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0.034cm" fo:min-width="0cm"/>
    </style:style>
    <style:style style:name="gr23" style:family="graphic" style:parent-style-name="standard">
      <style:graphic-properties draw:stroke="dash" draw:stroke-dash="Ultrafine_20_Dashed" svg:stroke-width="0cm" draw:marker-start-width="0.2cm" draw:marker-end-width="0.2cm" draw:fill="solid" draw:fill-color="#b2b2b2" draw:textarea-horizontal-align="justify" draw:textarea-vertical-align="middle" draw:auto-grow-height="false" fo:min-height="0.034cm" fo:min-width="0cm"/>
    </style:style>
    <style:style style:name="P1" style:family="paragraph">
      <loext:graphic-properties draw:fill="none"/>
      <style:paragraph-properties fo:text-align="center"/>
      <style:text-properties fo:font-size="14pt" style:font-size-asian="14pt" style:font-size-complex="18pt"/>
    </style:style>
    <style:style style:name="P2" style:family="paragraph">
      <loext:graphic-properties draw:fill="none" draw:fill-color="#ffffff"/>
      <style:text-properties fo:font-size="14pt" style:font-size-asian="14pt" style:font-size-complex="18pt"/>
    </style:style>
    <style:style style:name="P3" style:family="paragraph">
      <style:paragraph-properties fo:text-align="center"/>
      <style:text-properties fo:font-size="14pt" style:font-size-asian="14pt" style:font-size-complex="18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4pt" style:font-size-asian="14pt" style:font-size-complex="18pt"/>
    </style:style>
    <style:style style:name="P6" style:family="paragraph">
      <loext:graphic-properties draw:fill="none" draw:fill-color="#ffffff"/>
      <style:text-properties fo:font-size="9pt" style:font-size-asian="9pt" style:font-size-complex="9pt"/>
    </style:style>
    <style:style style:name="P7" style:family="paragraph">
      <style:paragraph-properties fo:text-align="center"/>
      <style:text-properties fo:font-size="9pt" style:font-size-asian="14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paragraph-properties fo:text-align="center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loext:graphic-properties draw:fill="none" draw:fill-color="#ffffff"/>
      <style:text-properties fo:font-size="36pt" style:font-size-asian="36pt" style:font-size-complex="36pt"/>
    </style:style>
    <style:style style:name="P13" style:family="paragraph">
      <loext:graphic-properties draw:fill="solid" draw:fill-color="#b2b2b2"/>
      <style:paragraph-properties fo:text-align="center"/>
    </style:style>
    <style:style style:name="T1" style:family="text">
      <style:text-properties fo:font-size="14pt" style:font-size-asian="14pt" style:font-size-complex="1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cm" svg:height="5cm" svg:x="7cm" svg:y="8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1.077cm" svg:height="0.556cm" svg:x="12.897cm" svg:y="1.448cm">
            <draw:text-box>
              <text:p><text:span text:style-name="T1">input</text:span></text:p>
            </draw:text-box>
          </draw:frame>
          <draw:custom-shape draw:style-name="gr3" draw:text-style-name="P3" draw:layer="layout" svg:width="0.4cm" svg:height="0.4cm" svg:x="12.5cm" svg:y="1.548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5" draw:layer="layout" svg:width="1.382cm" svg:height="0.556cm" svg:x="12.219cm" svg:y="2.448cm">
            <draw:text-box>
              <text:p text:style-name="P4"><text:span text:style-name="T1">output</text:span></text:p>
            </draw:text-box>
          </draw:frame>
          <draw:custom-shape draw:style-name="gr3" draw:text-style-name="P3" draw:layer="layout" svg:width="0.4cm" svg:height="0.4cm" svg:x="13.6cm" svg:y="2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5" draw:text-style-name="P6" draw:layer="layout" svg:width="1.78cm" svg:height="0.357cm" svg:x="7.397cm" svg:y="9.748cm">
          <draw:text-box>
            <text:p><text:span text:style-name="T2">adder_result</text:span></text:p>
          </draw:text-box>
        </draw:frame>
        <draw:custom-shape draw:style-name="gr6" draw:text-style-name="P7" draw:layer="layout" svg:width="0.4cm" svg:height="0.252cm" svg:x="7cm" svg:y="9.8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0.4cm" svg:height="0.252cm" svg:x="7cm" svg:y="9.3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0.4cm" svg:height="0.252cm" svg:x="7cm" svg:y="8.9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1.78cm" svg:height="0.357cm" svg:x="7.4cm" svg:y="9.3cm">
          <draw:text-box>
            <text:p><text:span text:style-name="T2">rst_n</text:span></text:p>
          </draw:text-box>
        </draw:frame>
        <draw:frame draw:style-name="gr5" draw:text-style-name="P6" draw:layer="layout" svg:width="1.78cm" svg:height="0.357cm" svg:x="7.4cm" svg:y="8.843cm">
          <draw:text-box>
            <text:p><text:span text:style-name="T2">clk</text:span></text:p>
          </draw:text-box>
        </draw:frame>
        <draw:connector draw:style-name="gr7" draw:text-style-name="P8" draw:layer="layout" svg:x1="12cm" svg:y1="4cm" svg:x2="14cm" svg:y2="3.401cm" svg:d="M12000 4000h750v-599h1250" svg:viewBox="0 0 2001 600">
          <text:p/>
        </draw:connector>
        <draw:connector draw:style-name="gr8" draw:text-style-name="P8" draw:layer="layout" svg:x1="12cm" svg:y1="4.5cm" svg:x2="14.021cm" svg:y2="5.511cm" svg:d="M12000 4500h1011v1011h1010" svg:viewBox="0 0 2022 1012">
          <text:p/>
        </draw:connector>
        <draw:frame draw:style-name="gr9" draw:text-style-name="P9" draw:layer="layout" svg:width="2.483cm" svg:height="0.89cm" svg:x="14cm" svg:y="3.11cm">
          <draw:text-box>
            <text:p><text:span text:style-name="T3">数据信号</text:span></text:p>
          </draw:text-box>
        </draw:frame>
        <draw:frame draw:style-name="gr9" draw:text-style-name="P9" draw:layer="layout" svg:width="2.483cm" svg:height="0.89cm" svg:x="14cm" svg:y="4.6cm">
          <draw:text-box>
            <text:p><text:span text:style-name="T3">控制信号</text:span></text:p>
          </draw:text-box>
        </draw:frame>
      </draw:page>
      <draw:page draw:name="page2" draw:style-name="dp1" draw:master-page-name="默认">
        <draw:custom-shape draw:style-name="gr10" draw:text-style-name="P10" xml:id="id2" draw:id="id2" draw:layer="layout" svg:width="4cm" svg:height="1cm" svg:x="4cm" svg:y="3cm">
          <draw:glue-point draw:id="8" svg:x="-2.5cm" svg:y="-5cm"/>
          <draw:glue-point draw:id="9" svg:x="2.5cm" svg:y="-5cm"/>
          <text:p text:style-name="P10">1 <text:s text:c="8"/>0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7" xml:id="id1" draw:id="id1" draw:layer="layout" svg:width="0.7cm" svg:height="1cm" draw:transform="rotate (-1.5707963267949) translate (5.5cm 1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2" draw:text-style-name="P9" draw:layer="layout" svg:width="3.893cm" svg:height="0.806cm" svg:x="0.807cm" svg:y="0.994cm">
          <draw:text-box>
            <text:p><text:span text:style-name="T3">IR_reg_data_in</text:span></text:p>
          </draw:text-box>
        </draw:frame>
        <draw:connector draw:style-name="gr13" draw:text-style-name="P1" draw:layer="layout" svg:x1="5cm" svg:y1="1.7cm" svg:x2="5cm" svg:y2="3cm" draw:start-shape="id1" draw:start-glue-point="1" draw:end-shape="id2" draw:end-glue-point="8" svg:d="M5000 1700v1300" svg:viewBox="0 0 1 1301">
          <text:p/>
        </draw:connector>
        <draw:custom-shape draw:style-name="gr14" draw:text-style-name="P3" xml:id="id3" draw:id="id3" draw:layer="layout" svg:width="3cm" svg:height="1cm" svg:x="9cm" svg:y="1.5cm">
          <text:p text:style-name="P10"><text:span text:style-name="T1">INIT_IR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9cm" svg:y1="2cm" svg:x2="7cm" svg:y2="3cm" draw:start-shape="id3" draw:start-glue-point="3" draw:end-shape="id2" draw:end-glue-point="9" svg:d="M9000 2000h-2000v1000" svg:viewBox="0 0 2001 1001">
          <text:p/>
        </draw:connector>
      </draw:page>
      <draw:page draw:name="page3" draw:style-name="dp1" draw:master-page-name="默认">
        <draw:frame draw:style-name="gr15" draw:text-style-name="P12" draw:layer="layout" svg:width="5.582cm" svg:height="1.927cm" svg:x="0.6cm" svg:y="0.028cm">
          <draw:text-box>
            <text:p text:style-name="P11"><text:span text:style-name="T4">总体结构</text:span></text:p>
          </draw:text-box>
        </draw:frame>
        <draw:custom-shape draw:style-name="gr16" draw:text-style-name="P10" xml:id="id4" draw:id="id4" draw:layer="layout" svg:width="1cm" svg:height="2cm" svg:x="2cm" svg:y="7.999cm">
          <text:p text:style-name="P10">令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7" draw:text-style-name="P10" xml:id="id5" draw:id="id5" draw:layer="layout" svg:width="1cm" svg:height="2cm" svg:x="4cm" svg:y="7.999cm">
          <text:p text:style-name="P10">译</text:p>
          <draw:enhanced-geometry svg:viewBox="0 0 21600 21600" draw:type="rectangle" draw:enhanced-path="M 0 0 L 21600 0 21600 21600 0 21600 0 0 Z N"/>
        </draw:custom-shape>
        <draw:custom-shape draw:style-name="gr16" draw:text-style-name="P10" xml:id="id7" draw:id="id7" draw:layer="layout" svg:width="1cm" svg:height="2cm" svg:x="8cm" svg:y="12cm">
          <text:p text:style-name="P10">数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7" draw:text-style-name="P10" xml:id="id8" draw:id="id8" draw:layer="layout" svg:width="1cm" svg:height="2cm" svg:x="12cm" svg:y="12cm">
          <text:p text:style-name="P10">算</text:p>
          <draw:enhanced-geometry svg:viewBox="0 0 21600 21600" draw:type="rectangle" draw:enhanced-path="M 0 0 L 21600 0 21600 21600 0 21600 0 0 Z N"/>
        </draw:custom-shape>
        <draw:custom-shape draw:style-name="gr18" draw:text-style-name="P10" xml:id="id10" draw:id="id10" draw:layer="layout" svg:width="2cm" svg:height="1cm" svg:x="8cm" svg:y="4cm">
          <draw:glue-point draw:id="4" svg:x="-3cm" svg:y="5cm"/>
          <text:p text:style-name="P10">门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svg:x1="3cm" svg:y1="8.999cm" svg:x2="4cm" svg:y2="8.999cm" draw:start-shape="id4" draw:start-glue-point="1" draw:end-shape="id5" draw:end-glue-point="3" svg:d="M3000 8999h1000" svg:viewBox="0 0 1001 1">
          <text:p/>
        </draw:connector>
        <draw:connector draw:style-name="gr7" draw:text-style-name="P8" draw:layer="layout" draw:line-skew="-0.249cm" svg:x1="5cm" svg:y1="8.999cm" svg:x2="7.3cm" svg:y2="10cm" draw:end-shape="id6" draw:end-glue-point="9" svg:d="M5000 8999v1h2300v1000" svg:viewBox="0 0 2301 1002">
          <text:p/>
        </draw:connector>
        <draw:custom-shape draw:style-name="gr19" draw:text-style-name="P10" xml:id="id6" draw:id="id6" draw:layer="layout" svg:width="3cm" svg:height="1cm" svg:x="7cm" svg:y="10cm">
          <draw:glue-point draw:id="8" svg:x="4cm" svg:y="-5cm"/>
          <draw:glue-point draw:id="9" svg:x="-4cm" svg:y="-5cm"/>
          <draw:glue-point draw:id="10" svg:x="2cm" svg:y="-5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7" draw:text-style-name="P8" draw:layer="layout" svg:x1="8.5cm" svg:y1="11cm" svg:x2="8.5cm" svg:y2="12cm" draw:start-shape="id6" draw:start-glue-point="6" draw:end-shape="id7" draw:end-glue-point="0" svg:d="M8500 11000v1000" svg:viewBox="0 0 1 1001">
          <text:p/>
        </draw:connector>
        <draw:connector draw:style-name="gr7" draw:text-style-name="P8" xml:id="id11" draw:id="id11" draw:layer="layout" draw:line-skew="1.498cm" svg:x1="8.5cm" svg:y1="14cm" svg:x2="12.5cm" svg:y2="14cm" draw:start-shape="id7" draw:end-shape="id8" draw:end-glue-point="2" svg:d="M8500 14000v2000h4000v-2000" svg:viewBox="0 0 4001 2001">
          <text:p/>
        </draw:connector>
        <draw:connector draw:style-name="gr20" draw:text-style-name="P8" draw:layer="layout" draw:line-skew="0cm 0cm -0.499cm" svg:x1="8.5cm" svg:y1="14cm" svg:x2="9.7cm" svg:y2="10cm" draw:start-shape="id7" draw:start-glue-point="2" draw:end-shape="id6" draw:end-glue-point="8" svg:d="M8500 14000v502h2002v-5502h-802v1000" svg:viewBox="0 0 2003 5503">
          <text:p/>
        </draw:connector>
        <draw:connector draw:style-name="gr20" draw:text-style-name="P8" draw:layer="layout" draw:line-skew="-1.499cm" svg:x1="12.5cm" svg:y1="12cm" svg:x2="9.1cm" svg:y2="10cm" draw:start-shape="id8" draw:start-glue-point="0" draw:end-shape="id6" draw:end-glue-point="10" svg:d="M12500 12000v-4000h-3400v2000" svg:viewBox="0 0 3401 4001">
          <text:p/>
        </draw:connector>
        <draw:custom-shape draw:style-name="gr21" draw:text-style-name="P10" xml:id="id9" draw:id="id9" draw:layer="layout" svg:width="2cm" svg:height="1cm" svg:x="5cm" svg:y="2cm">
          <text:p text:style-name="P10">内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7" draw:text-style-name="P8" draw:layer="layout" svg:x1="6.75cm" svg:y1="2.625cm" svg:x2="9cm" svg:y2="4cm" draw:start-shape="id9" draw:start-glue-point="8" draw:end-shape="id10" draw:end-glue-point="0" svg:d="M6750 2625h2250v1375" svg:viewBox="0 0 2251 1376">
          <text:p/>
        </draw:connector>
        <draw:connector draw:style-name="gr7" draw:text-style-name="P8" draw:layer="layout" svg:x1="9cm" svg:y1="5cm" svg:x2="8.5cm" svg:y2="10cm" draw:start-shape="id10" draw:start-glue-point="2" draw:end-shape="id6" draw:end-glue-point="4" svg:d="M9000 5000v2500h-500v2500" svg:viewBox="0 0 501 5001">
          <text:p/>
        </draw:connector>
        <draw:connector draw:style-name="gr7" draw:text-style-name="P8" draw:layer="layout" svg:x1="9cm" svg:y1="5cm" svg:x2="2.5cm" svg:y2="7.999cm" draw:start-shape="id10" draw:start-glue-point="2" draw:end-shape="id4" draw:end-glue-point="0" svg:d="M9000 5000v1500h-6500v1499" svg:viewBox="0 0 6501 3000">
          <text:p/>
        </draw:connector>
        <draw:connector draw:style-name="gr7" draw:text-style-name="P8" draw:layer="layout" draw:line-skew="0cm 0.771cm" svg:x1="10.5cm" svg:y1="16cm" svg:x2="10cm" svg:y2="4.5cm" draw:start-shape="id11" draw:start-glue-point="0" draw:end-shape="id10" draw:end-glue-point="1" svg:d="M10500 16000v553h3500v-12053h-4000" svg:viewBox="0 0 4001 12054">
          <text:p/>
        </draw:connector>
        <draw:connector draw:style-name="gr7" draw:text-style-name="P8" draw:layer="layout" svg:x1="14.6cm" svg:y1="4cm" svg:x2="16.6cm" svg:y2="3.401cm" svg:d="M14600 4000h750v-599h1250" svg:viewBox="0 0 2001 600">
          <text:p/>
        </draw:connector>
        <draw:connector draw:style-name="gr8" draw:text-style-name="P8" xml:id="id12" draw:id="id12" draw:layer="layout" svg:x1="4.5cm" svg:y1="9.999cm" svg:x2="8cm" svg:y2="13cm" draw:start-shape="id5" draw:start-glue-point="2" draw:end-shape="id7" draw:end-glue-point="3" svg:d="M4500 9999v3001h3500" svg:viewBox="0 0 3501 3002">
          <text:p/>
        </draw:connector>
        <draw:connector draw:style-name="gr8" draw:text-style-name="P8" draw:layer="layout" svg:x1="4.5cm" svg:y1="9.999cm" svg:x2="7.3cm" svg:y2="10.5cm" draw:start-shape="id5" draw:start-glue-point="2" draw:end-shape="id6" draw:end-glue-point="5" svg:d="M4500 9999v501h2800" svg:viewBox="0 0 2801 502">
          <text:p/>
        </draw:connector>
        <draw:connector draw:style-name="gr8" draw:text-style-name="P8" draw:layer="layout" draw:line-skew="1.336cm 1cm" svg:x1="4.5cm" svg:y1="13cm" svg:x2="12cm" svg:y2="13cm" draw:start-shape="id12" draw:start-glue-point="0" draw:end-shape="id8" draw:end-glue-point="3" svg:d="M4500 13000v2000h6500v-2000h1000" svg:viewBox="0 0 7501 2001">
          <text:p/>
        </draw:connector>
        <draw:connector draw:style-name="gr8" draw:text-style-name="P8" draw:layer="layout" draw:line-skew="-0.5cm" svg:x1="4.5cm" svg:y1="7.999cm" svg:x2="8.4cm" svg:y2="5cm" draw:start-shape="id5" draw:start-glue-point="0" draw:end-shape="id10" draw:end-glue-point="4" svg:d="M4500 7999v-1999h3900v-1000" svg:viewBox="0 0 3901 3000">
          <text:p/>
        </draw:connector>
        <draw:connector draw:style-name="gr8" draw:text-style-name="P8" draw:layer="layout" svg:x1="14cm" svg:y1="2.1cm" svg:x2="16.315cm" svg:y2="2.729cm" svg:d="M14000 2100h1158v629h1157" svg:viewBox="0 0 2316 630">
          <text:p/>
        </draw:connector>
        <draw:connector draw:style-name="gr8" draw:text-style-name="P8" draw:layer="layout" svg:x1="4.5cm" svg:y1="13cm" svg:x2="2.5cm" svg:y2="9.999cm" draw:start-shape="id12" draw:start-glue-point="0" draw:end-shape="id4" draw:end-glue-point="2" svg:d="M4500 13000h-2000v-3001" svg:viewBox="0 0 2001 3002">
          <text:p/>
        </draw:connector>
        <draw:custom-shape draw:style-name="gr22" draw:text-style-name="P10" draw:layer="layout" svg:width="0.4cm" svg:height="0.4cm" svg:x="8.8cm" svg:y="6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10" draw:layer="layout" svg:width="0.4cm" svg:height="0.4cm" svg:x="8.3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4cm" svg:height="0.4cm" svg:x="4.3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0.4cm" svg:height="0.4cm" svg:x="4.3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svg:x1="2cm" svg:y1="8.999cm" svg:x2="8cm" svg:y2="4.5cm" draw:start-shape="id4" draw:start-glue-point="3" draw:end-shape="id10" svg:d="M2000 8999h-501v-4499h6501" svg:viewBox="0 0 6502 4500">
          <text:p/>
        </draw:connector>
        <draw:custom-shape draw:style-name="gr22" draw:text-style-name="P10" draw:layer="layout" svg:width="0.4cm" svg:height="0.4cm" svg:x="10.3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fill-image draw:name="Empty" xlink:href="Pictures/100000000000000800000008D51480EAAAAC4250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1T17:19:00.584000000</meta:creation-date>
    <dc:date>2017-04-10T16:51:24.170000000</dc:date>
    <meta:editing-duration>PT6H35M36S</meta:editing-duration>
    <meta:editing-cycles>16</meta:editing-cycles>
    <meta:generator>LibreOffice/5.0.5.2$Windows_x86 LibreOffice_project/55b006a02d247b5f7215fc6ea0fde844b30035b3</meta:generator>
    <meta:document-statistic meta:object-count="54"/>
  </office:meta>
</office:document-meta>
</file>